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a9d57" officeooo:paragraph-rsid="013a9d57" style:text-blinking="false" fo:background-color="transparent" style:font-size-asian="8pt" style:font-style-asian="normal" style:font-weight-asian="normal" style:font-size-complex="8pt" style:font-style-complex="normal" style:font-weight-complex="normal" loext:padding="0in" loext:border="none"/>
    </style:style>
    <style:style style:name="P2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44c63a" officeooo:paragraph-rsid="0144c63a" style:text-blinking="false" fo:background-color="transparent" style:font-size-asian="8pt" style:font-style-asian="normal" style:font-weight-asian="normal" style:font-size-complex="8pt" style:font-style-complex="normal" style:font-weight-complex="normal" loext:padding="0in" loext:border="none"/>
    </style:style>
    <style:style style:name="P2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522d5e" officeooo:paragraph-rsid="01522d5e" style:text-blinking="false" fo:background-color="transparent" style:font-size-asian="8pt" style:font-style-asian="normal" style:font-weight-asian="normal" style:font-size-complex="8pt" style:font-style-complex="normal" style:font-weight-complex="normal" loext:padding="0in" loext:border="none"/>
    </style:style>
    <style:style style:name="P2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530f89" officeooo:paragraph-rsid="01530f89" style:text-blinking="false" fo:background-color="transparent" style:font-size-asian="8pt" style:font-style-asian="normal" style:font-weight-asian="normal" style:font-size-complex="8pt" style:font-style-complex="normal" style:font-weight-complex="normal" loext:padding="0in" loext:border="none"/>
    </style:style>
    <style:style style:name="P2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6a111" officeooo:paragraph-rsid="0136a111" style:text-blinking="false" fo:background-color="transparent" style:font-size-asian="8pt" style:font-style-asian="normal" style:font-weight-asian="bold" style:font-size-complex="8pt" style:font-style-complex="normal" style:font-weight-complex="bold" loext:padding="0in" loext:border="none"/>
    </style:style>
    <style:style style:name="P29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a9d57" officeooo:paragraph-rsid="013a9d57" style:text-blinking="false" fo:background-color="transparent" style:font-size-asian="8pt" style:font-style-asian="normal" style:font-weight-asian="bold" style:font-size-complex="8pt" style:font-style-complex="normal" style:font-weight-complex="bold" loext:padding="0in" loext:border="none"/>
    </style:style>
    <style:style style:name="P3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1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082c5" officeooo:paragraph-rsid="014082c5" style:text-blinking="false" fo:background-color="transparent" style:font-size-asian="8pt" style:font-style-asian="normal" style:font-weight-asian="bold" style:font-size-complex="8pt" style:font-style-complex="normal" style:font-weight-complex="bold" loext:padding="0in" loext:border="none"/>
    </style:style>
    <style:style style:name="P3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2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6264" officeooo:paragraph-rsid="014a6264" style:text-blinking="false" fo:background-color="transparent" style:font-size-asian="8pt" style:font-style-asian="normal" style:font-weight-asian="bold" style:font-size-complex="8pt" style:font-style-complex="normal" style:font-weight-complex="bold" loext:padding="0in" loext:border="none"/>
    </style:style>
    <style:style style:name="P3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a4a7" officeooo:paragraph-rsid="014aa4a7" style:text-blinking="false" fo:background-color="transparent" style:font-size-asian="8pt" style:font-style-asian="normal" style:font-weight-asian="bold" style:font-size-complex="8pt" style:font-style-complex="normal" style:font-weight-complex="bold" loext:padding="0in" loext:border="none"/>
    </style:style>
    <style:style style:name="P3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a4a7" officeooo:paragraph-rsid="014aa4a7" style:text-blinking="false" fo:background-color="transparent" style:font-size-asian="8pt" style:font-style-asian="normal" style:font-weight-asian="bold" style:font-size-complex="8pt" style:font-style-complex="normal" style:font-weight-complex="bold" loext:padding="0in" loext:border="none"/>
    </style:style>
    <style:style style:name="P3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c4717" officeooo:paragraph-rsid="014c4717" style:text-blinking="false" fo:background-color="transparent" style:font-size-asian="8pt" style:font-style-asian="normal" style:font-weight-asian="bold" style:font-size-complex="8pt" style:font-style-complex="normal" style:font-weight-complex="bold" loext:padding="0in" loext:border="none"/>
    </style:style>
    <style:style style:name="P34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e75f4" officeooo:paragraph-rsid="014e75f4" style:text-blinking="false" fo:background-color="transparent" style:font-size-asian="8pt" style:font-style-asian="normal" style:font-weight-asian="bold" style:font-size-complex="8pt" style:font-style-complex="normal" style:font-weight-complex="bold" loext:padding="0in" loext:border="none"/>
    </style:style>
    <style:style style:name="P3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e75f4" officeooo:paragraph-rsid="014e75f4" style:text-blinking="false" fo:background-color="transparent" style:font-size-asian="8pt" style:font-style-asian="normal" style:font-weight-asian="bold" style:font-size-complex="8pt" style:font-style-complex="normal" style:font-weight-complex="bold" loext:padding="0in" loext:border="none"/>
    </style:style>
    <style:style style:name="P3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f9ba7" officeooo:paragraph-rsid="014f9ba7" style:text-blinking="false" fo:background-color="transparent" style:font-size-asian="8pt" style:font-style-asian="normal" style:font-weight-asian="bold" style:font-size-complex="8pt" style:font-style-complex="normal" style:font-weight-complex="bold" loext:padding="0in" loext:border="none"/>
    </style:style>
    <style:style style:name="P34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f9ba7" officeooo:paragraph-rsid="014f9ba7" style:text-blinking="false" fo:background-color="transparent" style:font-size-asian="8pt" style:font-style-asian="normal" style:font-weight-asian="bold" style:font-size-complex="8pt" style:font-style-complex="normal" style:font-weight-complex="bold" loext:padding="0in" loext:border="none"/>
    </style:style>
    <style:style style:name="P3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06521" officeooo:paragraph-rsid="01506521" style:text-blinking="false" fo:background-color="transparent" style:font-size-asian="8pt" style:font-style-asian="normal" style:font-weight-asian="bold" style:font-size-complex="8pt" style:font-style-complex="normal" style:font-weight-complex="bold" loext:padding="0in" loext:border="none"/>
    </style:style>
    <style:style style:name="P3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06521" officeooo:paragraph-rsid="01506521" style:text-blinking="false" fo:background-color="transparent" style:font-size-asian="8pt" style:font-style-asian="normal" style:font-weight-asian="bold" style:font-size-complex="8pt" style:font-style-complex="normal" style:font-weight-complex="bold" loext:padding="0in" loext:border="none"/>
    </style:style>
    <style:style style:name="P3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22d5e" officeooo:paragraph-rsid="01522d5e" style:text-blinking="false" fo:background-color="transparent" style:font-size-asian="8pt" style:font-style-asian="normal" style:font-weight-asian="bold" style:font-size-complex="8pt" style:font-style-complex="normal" style:font-weight-complex="bold" loext:padding="0in" loext:border="none"/>
    </style:style>
    <style:style style:name="P35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22d5e" officeooo:paragraph-rsid="01522d5e" style:text-blinking="false" fo:background-color="transparent" style:font-size-asian="8pt" style:font-style-asian="normal" style:font-weight-asian="bold" style:font-size-complex="8pt" style:font-style-complex="normal" style:font-weight-complex="bold" loext:padding="0in" loext:border="none"/>
    </style:style>
    <style:style style:name="P3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22d5e" officeooo:paragraph-rsid="01522d5e" style:text-blinking="false" fo:background-color="transparent" style:font-size-asian="8pt" style:font-style-asian="normal" style:font-weight-asian="bold" style:font-size-complex="8pt" style:font-style-complex="normal" style:font-weight-complex="bold" loext:padding="0in" loext:border="none"/>
    </style:style>
    <style:style style:name="P3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0f89" officeooo:paragraph-rsid="01530f89" style:text-blinking="false" fo:background-color="transparent" style:font-size-asian="8pt" style:font-style-asian="normal" style:font-weight-asian="bold" style:font-size-complex="8pt" style:font-style-complex="normal" style:font-weight-complex="bold" loext:padding="0in" loext:border="none"/>
    </style:style>
    <style:style style:name="P3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0f89" officeooo:paragraph-rsid="01530f89"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weight="normal" officeooo:rsid="0136a111" style:font-weight-asian="normal" style:font-weight-complex="normal"/>
    </style:style>
    <style:style style:name="T44" style:family="text">
      <style:text-properties fo:font-weight="normal" officeooo:rsid="0136f627" style:font-weight-asian="normal" style:font-weight-complex="normal"/>
    </style:style>
    <style:style style:name="T45" style:family="text">
      <style:text-properties fo:font-weight="normal" officeooo:rsid="013a9d57" style:font-weight-asian="normal" style:font-weight-complex="normal"/>
    </style:style>
    <style:style style:name="T46" style:family="text">
      <style:text-properties fo:font-weight="normal" officeooo:rsid="013cbc2a" style:font-weight-asian="normal" style:font-weight-complex="normal"/>
    </style:style>
    <style:style style:name="T47" style:family="text">
      <style:text-properties fo:font-weight="normal" officeooo:rsid="013f109e" style:font-weight-asian="normal" style:font-weight-complex="normal"/>
    </style:style>
    <style:style style:name="T48" style:family="text">
      <style:text-properties fo:font-weight="normal" officeooo:rsid="01423f6d" style:font-weight-asian="normal" style:font-weight-complex="normal"/>
    </style:style>
    <style:style style:name="T49" style:family="text">
      <style:text-properties fo:font-weight="normal" officeooo:rsid="01446fdd" style:font-weight-asian="normal" style:font-weight-complex="normal"/>
    </style:style>
    <style:style style:name="T50" style:family="text">
      <style:text-properties fo:font-weight="normal" officeooo:rsid="0144c63a" style:font-weight-asian="normal" style:font-weight-complex="normal"/>
    </style:style>
    <style:style style:name="T51" style:family="text">
      <style:text-properties fo:font-weight="normal" officeooo:rsid="01454051" style:font-weight-asian="normal" style:font-weight-complex="normal"/>
    </style:style>
    <style:style style:name="T52" style:family="text">
      <style:text-properties fo:font-weight="normal" officeooo:rsid="0146c5e6" style:font-weight-asian="normal" style:font-weight-complex="normal"/>
    </style:style>
    <style:style style:name="T53" style:family="text">
      <style:text-properties fo:font-weight="normal" officeooo:rsid="0148afe7" style:font-weight-asian="normal" style:font-weight-complex="normal"/>
    </style:style>
    <style:style style:name="T54" style:family="text">
      <style:text-properties fo:font-weight="normal" officeooo:rsid="01492381" style:font-weight-asian="normal" style:font-weight-complex="normal"/>
    </style:style>
    <style:style style:name="T55" style:family="text">
      <style:text-properties fo:font-weight="normal" officeooo:rsid="014a9dc6" style:font-weight-asian="normal" style:font-weight-complex="normal"/>
    </style:style>
    <style:style style:name="T56" style:family="text">
      <style:text-properties fo:font-weight="normal" officeooo:rsid="014aa4a7" style:font-weight-asian="normal" style:font-weight-complex="normal"/>
    </style:style>
    <style:style style:name="T57" style:family="text">
      <style:text-properties fo:font-weight="normal" officeooo:rsid="014ca713" style:font-weight-asian="normal" style:font-weight-complex="normal"/>
    </style:style>
    <style:style style:name="T58" style:family="text">
      <style:text-properties fo:font-weight="normal" officeooo:rsid="014e75f4" style:font-weight-asian="normal" style:font-weight-complex="normal"/>
    </style:style>
    <style:style style:name="T59" style:family="text">
      <style:text-properties fo:font-weight="normal" officeooo:rsid="01506521" style:font-weight-asian="normal" style:font-weight-complex="normal"/>
    </style:style>
    <style:style style:name="T60" style:family="text">
      <style:text-properties fo:font-weight="normal" officeooo:rsid="01522d5e" style:font-weight-asian="normal" style:font-weight-complex="normal"/>
    </style:style>
    <style:style style:name="T61" style:family="text">
      <style:text-properties fo:font-weight="normal" officeooo:rsid="01530f89" style:font-weight-asian="normal" style:font-weight-complex="normal"/>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style:font-style-asian="italic" style:font-style-complex="italic"/>
    </style:style>
    <style:style style:name="T64" style:family="text">
      <style:text-properties style:text-position="super 58%" fo:font-weight="normal" style:font-weight-asian="normal" style:font-weight-complex="normal"/>
    </style:style>
    <style:style style:name="T65" style:family="text">
      <style:text-properties officeooo:rsid="00ddb14a"/>
    </style:style>
    <style:style style:name="T66" style:family="text">
      <style:text-properties officeooo:rsid="00e6c0cb"/>
    </style:style>
    <style:style style:name="T67" style:family="text">
      <style:text-properties officeooo:rsid="00e9002e"/>
    </style:style>
    <style:style style:name="T68" style:family="text">
      <style:text-properties officeooo:rsid="00f40956"/>
    </style:style>
    <style:style style:name="T69" style:family="text">
      <style:text-properties officeooo:rsid="00fbd10d"/>
    </style:style>
    <style:style style:name="T70" style:family="text">
      <style:text-properties officeooo:rsid="01047184"/>
    </style:style>
    <style:style style:name="T71" style:family="text">
      <style:text-properties officeooo:rsid="01072dc4"/>
    </style:style>
    <style:style style:name="T72" style:family="text">
      <style:text-properties fo:font-weight="bold" style:font-weight-asian="bold" style:font-weight-complex="bold"/>
    </style:style>
    <style:style style:name="T73" style:family="text">
      <style:text-properties officeooo:rsid="010d5a79"/>
    </style:style>
    <style:style style:name="T74" style:family="text">
      <style:text-properties officeooo:rsid="011cd278"/>
    </style:style>
    <style:style style:name="T75" style:family="text">
      <style:text-properties officeooo:rsid="0121833b"/>
    </style:style>
    <style:style style:name="T76" style:family="text">
      <style:text-properties officeooo:rsid="0124f7e4"/>
    </style:style>
    <style:style style:name="T77" style:family="text">
      <style:text-properties style:text-position="0% 100%"/>
    </style:style>
    <style:style style:name="T78" style:family="text">
      <style:text-properties style:text-line-through-style="solid" style:text-line-through-type="single" fo:font-weight="normal" officeooo:rsid="0149238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62">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64">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65">I took a rapid test w/ negative result. Cait said I should go to the party alone, but it didn’t sit well when I said okay… with either of us. We decided we would eat lasagna and drink champagne. She was feeling down.</text:span></text:p>
      <text:p text:style-name="P12"><text:s text:c="3"/><text:span text:style-name="T65">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66">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66">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67">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68">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63">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69">this morning, but, at 7:40, I did. I fed them, made coffee, played Wordle (PROXY in six,) and worked until about 2:30 with some PCB and plate work mixed in. Cait didn’t have to go to work after all, so she </text:span><text:soft-page-break/><text:span text:style-name="T69">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62">Apples to Apples</text:span><text:span text:style-name="T2">, smoked some weed and then upgraded to </text:span><text:span text:style-name="T62">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70">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71">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71">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71">But, I saw Kevin driving toward me. He had forgotten he was supposed to play Whistle Hop. I felt a little uneasy down there knowing Sunny and Cait were hanging out and knowing no drums would be </text:span><text:soft-page-break/><text:span text:style-name="T71">tracked, so I said, “I’m gonna take the night off, guys. You got this.”</text:span></text:p>
      <text:p text:style-name="P28"><text:s text:c="3"/><text:span text:style-name="T71">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72">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73">did to feed the dogs, I noticed Cait was online, so I told her I love her. We talked through some things and I fell back asleep.</text:span></text:p>
      <text:p text:style-name="P30"><text:s text:c="3"/><text:span text:style-name="T73">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63">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74">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75">for a delicious lunch. We went and bought some flip-flops after that and had a little sit on the beach, saw some really cool rainbows.</text:span></text:p>
      <text:p text:style-name="P36"><text:s text:c="3"/><text:span text:style-name="T75">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76">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80">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81">III.XIX</text:p>
      <text:p text:style-name="P281"><text:span text:style-name="T2"/></text:p>
      <text:p text:style-name="P281"><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81"><text:soft-page-break/><text:span text:style-name="T2"><text:s text:c="3"/>Watched Stinkerton Raid, went to One World West for a couple Screamin’ Js songs, followed Cait home, gave her a kiss, went home and slept.</text:span></text:p>
      <text:p text:style-name="P281"><text:span text:style-name="T2"/></text:p>
      <text:p text:style-name="P282">III.XX</text:p>
      <text:p text:style-name="P282"><text:span text:style-name="T2"/></text:p>
      <text:p text:style-name="P281"><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81"><text:span text:style-name="T2"><text:s text:c="3"/>We went back to McStew’s for a moment and then to Cait’s house.</text:span></text:p>
      <text:p text:style-name="P281"><text:span text:style-name="T2"/></text:p>
      <text:p text:style-name="P282">III.XXI</text:p>
      <text:p text:style-name="P282"><text:span text:style-name="T2"/></text:p>
      <text:p text:style-name="P281"><text:span text:style-name="T2">Woke and made my way home. Had coffee w/ Sunny and her mom and then told Sunny I was planning on moving out in June. She melted down and told me to get out, so I walked up to UJ and met my dad for lunch.</text:span></text:p>
      <text:p text:style-name="P281"><text:span text:style-name="T2"><text:s text:c="3"/>I cuddled Cait for a few after that, and she went into work. Sunny seemed like she was at the Pump, so I snuck over to my house for clothes, computer and keyboards.</text:span></text:p>
      <text:p text:style-name="P281"><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81"><text:span text:style-name="T2"/></text:p>
      <text:p text:style-name="P281"><text:span text:style-name="T2"/></text:p>
      <text:p text:style-name="P281"><text:span text:style-name="T2"/></text:p>
      <text:p text:style-name="P281"><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83">III.XXIII</text:p>
      <text:p text:style-name="P283"><text:span text:style-name="T2"/></text:p>
      <text:p text:style-name="P283"><text:span text:style-name="T2">Woke, phone was dead. Cait had to do stuff at work, so we went to her house… after Izzy’s. I listened to Tina’s new songs, scrolled on my phone and then wrote in my journal.</text:span></text:p>
      <text:p text:style-name="P283"><text:span text:style-name="T2"/></text:p>
      <text:p text:style-name="P284"><text:span text:style-name="T2">. . .</text:span></text:p>
      <text:p text:style-name="P283"><text:span text:style-name="T2"/></text:p>
      <text:p text:style-name="P283"><text:span text:style-name="T2">Cait came home and we watched High Fidelity. Cait got anxious and we made love. I think we checked on the cats after that, went back to Cait’s house and watched The Great Gatsby.</text:span></text:p>
      <text:p text:style-name="P283"><text:span text:style-name="T2"><text:s text:c="3"/>I somehow skipped over eating a turkey pita and heating Cait’s curry, but that was in there, too. Also, it was a rainy day. Cait blew up at Nelia for being noisy at 5AM.</text:span></text:p>
      <text:p text:style-name="P283"><text:soft-page-break/><text:span text:style-name="T2"/></text:p>
      <text:p text:style-name="P285">III.XXIV</text:p>
      <text:p text:style-name="P283"><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83"><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83"><text:span text:style-name="T2"><text:s text:c="3"/>As I expected, Sunny got up at 11:15, banged around in the kitchen, invited Will over and bitched.</text:span></text:p>
      <text:p text:style-name="P283"><text:span text:style-name="T2"/></text:p>
      <text:p text:style-name="P285">III.XXV</text:p>
      <text:p text:style-name="P285"><text:span text:style-name="T2"/></text:p>
      <text:p text:style-name="P283"><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83"><text:span text:style-name="T41"/></text:p>
      <text:p text:style-name="P284"><text:span text:style-name="T41">. . .</text:span></text:p>
      <text:p text:style-name="P283"><text:span text:style-name="T41"/></text:p>
      <text:p text:style-name="P286"><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6"><text:span text:style-name="T2"/></text:p>
      <text:p text:style-name="P286">III.XXVI</text:p>
      <text:p text:style-name="P286"><text:span text:style-name="T2"/></text:p>
      <text:p text:style-name="P286"><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6"><text:span text:style-name="T2"/></text:p>
      <text:p text:style-name="P286">III.XXVII</text:p>
      <text:p text:style-name="P286"><text:span text:style-name="T2"/></text:p>
      <text:p text:style-name="P286"><text:span text:style-name="T2">woke, went to Middlemont, recorded the aforementioned songs in record time. I walked home, laid on the couch, went to let the cats out, met Cat at UJ for some food. Kim, Rick and Bart were there as well.</text:span></text:p>
      <text:p text:style-name="P286"><text:span text:style-name="T2"><text:s text:c="3"/>We drank at the Pump until the sun went down and then ate potato soup at Wende’s house and watched Gilded Age. We fell asleep reasonably early.</text:span></text:p>
      <text:p text:style-name="P286"><text:span text:style-name="T2"/></text:p>
      <text:p text:style-name="P286">III.XXVIII</text:p>
      <text:p text:style-name="P286"><text:span text:style-name="T2"/></text:p>
      <text:p text:style-name="P286"><text:span text:style-name="T2">woke, made coffee and cleaned Wende’s house. Cait had to go into work, but I stayed on the couch a while drinking coffee. I eventually walked home and wrote in my journal.</text:span></text:p>
      <text:p text:style-name="P286"><text:span text:style-name="T2"/></text:p>
      <text:p text:style-name="P287"><text:span text:style-name="T2">. . .</text:span></text:p>
      <text:p text:style-name="P286"><text:span text:style-name="T2"/></text:p>
      <text:p text:style-name="P286"><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6"><text:span text:style-name="T2"><text:s text:c="3"/>Then, I walked downtown and found a bar/coffee shop, the Asheville Club. I ordered a cordtado and walked to Jack of the Wood. My parents and uncle Jack were trying to cross the street outside.</text:span></text:p>
      <text:p text:style-name="P286"><text:span text:style-name="T2"><text:s text:c="3"/>Melissa was hosting triva. We ended up in 5</text:span><text:span text:style-name="T64">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6"><text:span text:style-name="T2"/></text:p>
      <text:p text:style-name="P288">III.XXIX</text:p>
      <text:p text:style-name="P288"><text:span text:style-name="T2"/></text:p>
      <text:p text:style-name="P286"><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6"><text:span text:style-name="T2"><text:s text:c="3"/>I took several intense naps and wrote in my journal. . .I put on Gilded Age and did nothing but sleep all night.</text:span></text:p>
      <text:p text:style-name="P286"><text:span text:style-name="T2"/></text:p>
      <text:p text:style-name="P288">III.XXX</text:p>
      <text:p text:style-name="P288"><text:span text:style-name="T2"/></text:p>
      <text:p text:style-name="P286"><text:span text:style-name="T2">I woke at 8, fed the dogs, made coffee, played on my phone and wrote in my journal. . .I found a SafeSport assignment, worked til 1:00 and realized my Buddy-H controllers would work as long as soldered in.</text:span></text:p>
      <text:p text:style-name="P286"><text:soft-page-break/><text:span text:style-name="T2"><text:s text:c="3"/>I took a bath, washed my hair, packed an order, walked to the post office and met Cait at the Brew Pump, wrote in my journal.</text:span></text:p>
      <text:p text:style-name="P286"><text:span text:style-name="T2"/></text:p>
      <text:p text:style-name="P287"><text:span text:style-name="T2">. . .</text:span></text:p>
      <text:p text:style-name="P286"><text:span text:style-name="T2"/></text:p>
      <text:p text:style-name="P286"><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6"><text:span text:style-name="T2"><text:s text:c="3"/>Antonia’s front door was wide open. It was a very windy night. I snacked on El Kimchi while Cait made egg sandwiches. We went to bed, but I wasn’t sleepy yet, so I went down and hung on the couch for a while.</text:span></text:p>
      <text:p text:style-name="P286"><text:span text:style-name="T2"/></text:p>
      <text:p text:style-name="P286">III.XXXI</text:p>
      <text:p text:style-name="P286"/>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89"/>
      <text:p text:style-name="P289"/>
      <text:p text:style-name="P289"/>
      <text:p text:style-name="P290"><text:soft-page-break/>IV.I</text:p>
      <text:p text:style-name="P289"><text:span text:style-name="T2"/></text:p>
      <text:p text:style-name="P289"><text:span text:style-name="T2">I died——April Fool’s. I actually woke </text:span><text:span text:style-name="T42">up, made coffee, drank it on the stoop w/ Cait, walked to All Day Darling, ordered a ham, egg, cheese bagel + cold brew and ordered an Uber to the west side.</text:span></text:p>
      <text:p text:style-name="P289"><text:span text:style-name="T42"/></text:p>
      <text:p text:style-name="P291"><text:span text:style-name="T42">. . .</text:span></text:p>
      <text:p text:style-name="P289"><text:span text:style-name="T42"/></text:p>
      <text:p text:style-name="P292"><text:span text:style-name="T2">I forgot to mention that Cait foolwed me, saying she had been driving without a license.</text:span></text:p>
      <text:p text:style-name="P292"><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92"><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92"><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92"><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92"><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92"><text:span text:style-name="T2"><text:s text:c="3"/>We went to Frazier’s, where I drank a Young’s stout, and then went to hang at Antonia’s house w/ Ryan and Amanda. We stayed up trading music videos until 5:30 in the morning. Then, Cait and I made love.</text:span></text:p>
      <text:p text:style-name="P292"><text:span text:style-name="T2"/></text:p>
      <text:p text:style-name="P292">IV.II</text:p>
      <text:p text:style-name="P292"><text:span text:style-name="T2"/></text:p>
      <text:p text:style-name="P293"><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93"><text:span text:style-name="T2"/></text:p>
      <text:p text:style-name="P294"><text:span text:style-name="T2">. . .</text:span></text:p>
      <text:p text:style-name="P293"><text:span text:style-name="T2"/></text:p>
      <text:p text:style-name="P293"><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295"/>
      <text:p text:style-name="P295"/>
      <text:p text:style-name="P295"/>
      <text:p text:style-name="P296"><text:soft-page-break/>IV.III</text:p>
      <text:p text:style-name="P295"><text:span text:style-name="T2"/></text:p>
      <text:p text:style-name="P295"><text:span text:style-name="T2">Woke at 9 and kissed Cait off to work. I tidied up and caught an Uber to the west side, where I made coffee, scrolled on my phone and wrote in my journal.</text:span></text:p>
      <text:p text:style-name="P295"><text:span text:style-name="T2"/></text:p>
      <text:p text:style-name="P297"><text:span text:style-name="T2">. . .</text:span></text:p>
      <text:p text:style-name="P297"><text:span text:style-name="T2"/></text:p>
      <text:p text:style-name="P295"><text:span text:style-name="T2">I wired up OLED to my Rebound-S and tried to get the Voyager 104 working with no luck. I think I got a fair amount of rest, too. Around 5, I went up to Eric’s house and tried to diagnose V104 some more, eventually realizing I had a very wrong crystal on there.</text:span></text:p>
      <text:p text:style-name="P295"><text:span text:style-name="T2"><text:s text:c="3"/>I walked down to Cait’s around 830 and watched some of David Chang’s new show. She was anxious from a weed gummy. We eventually put on some Drunk History and fell asleep.</text:span></text:p>
      <text:p text:style-name="P295"><text:span text:style-name="T2"/></text:p>
      <text:p text:style-name="P296">IV.IV</text:p>
      <text:p text:style-name="P296"><text:span text:style-name="T2"/></text:p>
      <text:p text:style-name="P295"><text:span text:style-name="T2">Woke around 10, made coffee for Cait </text:span><text:span text:style-name="T43">and packed some things in her car. She headed off to work, and I walked home to work as well. I found a title agent using his professional coach as a therapist. On my fourth break, I wrote in my journal. I also opened some mail, added some store inventory and got an extension on our $200 gas bill. . .</text:span></text:p>
      <text:p text:style-name="P295"><text:span text:style-name="T43"><text:s text:c="3"/>I finished working, packed up a dummy V104 for Van Dusen, took it up to the post office, walked to the Brew Pump, had two beers + steak hibachi w/ eggs, then headed east.</text:span></text:p>
      <text:p text:style-name="P295"><text:span text:style-name="T43"><text:s text:c="3"/>I stopped into Urban Orchard for a quick pee, Owens Bell for a quick sit, Jack of the Wood for a </text:span><text:soft-page-break/><text:span text:style-name="T43">quick hello to Jason, Asheville Club for a quick, corado, and then walked to Homegrown, ordered a Black Mocha Stout and wrote in my journal.</text:span></text:p>
      <text:p text:style-name="P295"><text:span text:style-name="T43"/></text:p>
      <text:p text:style-name="P297"><text:span text:style-name="T43">. . .</text:span></text:p>
      <text:p text:style-name="P295"><text:span text:style-name="T43"/></text:p>
      <text:p text:style-name="P298"><text:span text:style-name="T2">I had a couple beers, folded silverware and smoked some joints n’ bowls out back. Wende was celebrating her 47</text:span><text:span text:style-name="T64">th</text:span><text:span text:style-name="T2"> at 27 Club, so we went there and did some Karaoke. I had a green tea shot and a delicious Whistle Hop gose.</text:span></text:p>
      <text:p text:style-name="P298"><text:span text:style-name="T2"><text:s text:c="3"/>We got in the car w/ Barbie, had plans of going to The Social and a house. The Social was closed, so we careened to the house where Matt Scopes was hanging out. We drank, snacked and watched music videos w/ a fog machine rolling. Cait and I fell asleep on the couch while watching a Ween concert.</text:span></text:p>
      <text:p text:style-name="P298"><text:span text:style-name="T2"/></text:p>
      <text:p text:style-name="P298">IV.V</text:p>
      <text:p text:style-name="P298"><text:span text:style-name="T2"/></text:p>
      <text:p text:style-name="P298"><text:span text:style-name="T2">Woke and were informed by Scopes that </text:span><text:span text:style-name="T44">Barbie had left us, so we hopped in his car and got dropped off at 27 Club. We drove to The Med for brunch, but they were closed for renovations. Wende went into the deli across the street to use the bathroom, but they weren’t open for 30 mins.</text:span></text:p>
      <text:p text:style-name="P298"><text:span text:style-name="T44"><text:s text:c="3"/>We went and checked out Early Girl, but the vibe was terrible, so we went back to the deli. It was their first day and we were their very first customers. We shared a 40 of High Life and ate sandwiches w/ fries. Wende talked the owner into giving us T-shirts.</text:span></text:p>
      <text:p text:style-name="P298"><text:span text:style-name="T44"><text:s text:c="3"/>We dropped Wende off at her house, collected some things from Cait’s, went to Montford, watched Ramen Heads and fell asleep. We oke up grumpy, but worked </text:span><text:soft-page-break/><text:span text:style-name="T44">it out and then watched Unstuck in Time… wow. We ate cereal, watched three episodes of Bob’s Burgers and fell asleep.</text:span></text:p>
      <text:p text:style-name="P298"><text:span text:style-name="T44"/></text:p>
      <text:p text:style-name="P299">IV.VI</text:p>
      <text:p text:style-name="P300"><text:span text:style-name="T2"/></text:p>
      <text:p text:style-name="P300"><text:span text:style-name="T2">Woke, made coffee, drank it on the stoop, </text:span><text:span text:style-name="T45">did the dishes, swept, kissed Cait goodbye, walked to Trade &amp; Lore, ordered an iced latte and wrote in my journal.</text:span></text:p>
      <text:p text:style-name="P300"><text:span text:style-name="T45"/></text:p>
      <text:p text:style-name="P301"><text:span text:style-name="T45">. . .</text:span></text:p>
      <text:p text:style-name="P300"><text:span text:style-name="T45"/></text:p>
      <text:p text:style-name="P302"><text:span text:style-name="T2">I walked to the Pub, sat next to Sarah Gibbs, texted with Hank and drank a nitro stout. I walked home and found a file w/ a manager at an Amazon fulfillment center.</text:span></text:p>
      <text:p text:style-name="P302"><text:span text:style-name="T2"><text:s text:c="3"/>I finished that, packed an order, walked to the post office and the Brew Pump and ordered a burrito. I had two beers there with Cait, and then we walked to her house, no, drove w/ John, Juliette and Nelia. I stayed up and partied with them. They had been at it for a while.</text:span></text:p>
      <text:p text:style-name="P302"><text:span text:style-name="T2"/></text:p>
      <text:p text:style-name="P303">IV.VII</text:p>
      <text:p text:style-name="P303"><text:span text:style-name="T2"/></text:p>
      <text:p text:style-name="P304"><text:span text:style-name="T2">Woke, drove to feed the kitties and then got Cait a burrito from Jalisco. I walked home, drank coffee and eventually did a short assignment w/ a Tuscon lady about racial education.</text:span></text:p>
      <text:p text:style-name="P304"><text:span text:style-name="T2"><text:s text:c="3"/>I made some ramen, drank some OJ, briefly played with Pop OS and scrolled on my phone.</text:span></text:p>
      <text:p text:style-name="P304"><text:span text:style-name="T2"/></text:p>
      <text:p text:style-name="P304"><text:span text:style-name="T2"/></text:p>
      <text:p text:style-name="P304"><text:span text:style-name="T2"/></text:p>
      <text:p text:style-name="P304"><text:soft-page-break/>IV.VIII</text:p>
      <text:p text:style-name="P304"><text:span text:style-name="T2"/></text:p>
      <text:p text:style-name="P304"><text:span text:style-name="T2">I woke at 10, made coffee and wrote in my journal.</text:span></text:p>
      <text:p text:style-name="P304"><text:span text:style-name="T2"/></text:p>
      <text:p text:style-name="P305"><text:span text:style-name="T2">. . .</text:span></text:p>
      <text:p text:style-name="P304"><text:span text:style-name="T2"/></text:p>
      <text:p text:style-name="P304"><text:span text:style-name="T2">I did a transcription about a cookieless world, packed an order and walked to the post office, then the Brew Pump. I ate some Kofta sliders, drank a People’s Porter, walked back home and found a transcription about some medication. I worked on that for a while and tested some linux distros on my old macbook. I tried XCFE Manjaro (and Gnome) Ubuntu, Pop OS and Mint.</text:span></text:p>
      <text:p text:style-name="P304"><text:span text:style-name="T2"><text:s text:c="3"/>Around 11, I walked down to the Malvern and had an imperial stout w/ Wende and Cait. We didn’t like the vibe, so we had a couple at Alley Cat and then went to Cait’s w/ Wendex, Loomis, Will, Ison and Evil Will. We partied until six in the morning.</text:span></text:p>
      <text:p text:style-name="P304"><text:span text:style-name="T2"/></text:p>
      <text:p text:style-name="P306">IV.IX</text:p>
      <text:p text:style-name="P306"><text:span text:style-name="T2"/></text:p>
      <text:p text:style-name="P306"><text:span text:style-name="T2">Woke, walked home @ nine, made coffee, </text:span><text:span text:style-name="T46">did phone stuff, finished my transcription, started installing Mint and wrote in my journal.</text:span></text:p>
      <text:p text:style-name="P306"><text:span text:style-name="T46"/></text:p>
      <text:p text:style-name="P307"><text:span text:style-name="T46">. . .</text:span></text:p>
      <text:p text:style-name="P306"><text:span text:style-name="T46"/></text:p>
      <text:p text:style-name="P308"><text:span text:style-name="T2">Around six, I met Cait at the Pump. We had two beers, went to the Odditorium for food and then hung out at Alan’s house for a while. We went home at some point and made love.</text:span></text:p>
      <text:p text:style-name="P308"><text:span text:style-name="T2"/></text:p>
      <text:p text:style-name="P308"/>
      <text:p text:style-name="P308"/>
      <text:p text:style-name="P309"><text:soft-page-break/>IV.X</text:p>
      <text:p text:style-name="P308"><text:span text:style-name="T2"/></text:p>
      <text:p text:style-name="P308"><text:span text:style-name="T2">Woke and Cait hurried off to work. I did Wordle, walked home, made coffee and wrote in my journal.</text:span></text:p>
      <text:p text:style-name="P308"><text:span text:style-name="T2"/></text:p>
      <text:p text:style-name="P310"><text:span text:style-name="T2">. . .</text:span></text:p>
      <text:p text:style-name="P308"><text:span text:style-name="T2"/></text:p>
      <text:p text:style-name="P308"><text:span text:style-name="T2">I packed a Nyquist PCB for someone, walked to Firehouse Subs, the post office and the Brew Pump. I had a porter and ate my sandwich while talking to Brandon and Adam. I walked home and got picked up by Ryan for a gig at Whistle Hop w/ Alex Travers.</text:span></text:p>
      <text:p text:style-name="P308"><text:span text:style-name="T2"><text:s text:c="3"/>Cait, Wende and Brandon showed up. We dropped them off at Homegrown, checked on the kitties, had one at the Pump, ate some noodles, watched an episode of Freaks and Geeks and fell asleep.</text:span></text:p>
      <text:p text:style-name="P308"><text:span text:style-name="T2"/></text:p>
      <text:p text:style-name="P309">IV.XI</text:p>
      <text:p text:style-name="P309"><text:span text:style-name="T2"/></text:p>
      <text:p text:style-name="P308"><text:span text:style-name="T2">Woke at 930, did Wordle, kissed Cait and walked home, made coffee and wrote in my journal.</text:span></text:p>
      <text:p text:style-name="P308"><text:span text:style-name="T2"/></text:p>
      <text:p text:style-name="P310"><text:span text:style-name="T2">. . .</text:span></text:p>
      <text:p text:style-name="P308"><text:span text:style-name="T2"/></text:p>
      <text:p text:style-name="P308"><text:span text:style-name="T2">I did a transcription, a webinar on equity, and then walked up toward Eric’s house. I got a call from Cait while on Olney. She had left her wallet at the Pump, so I went and got it and chugged a half with Francis, Michel and Maria.</text:span></text:p>
      <text:p text:style-name="P308"><text:span text:style-name="T2"><text:s text:c="3"/>I walked to Eric’s and tried replacing the crystal on V104, but still couldn’t get it to work. We walked to the Pump and ate hibachi. I was ready to go after one, and so walked home and found an assignment about media purchasing.</text:span></text:p>
      <text:p text:style-name="P308"><text:soft-page-break/><text:span text:style-name="T2"><text:s text:c="3"/>I worked on that, took a bath and walked back up to the Pump to meet Cait. We had one and then a few at the Country Club. Then, we went to James’ house with Cam, JB and Michel. We eventually left, went to Cait’s and slept.</text:span></text:p>
      <text:p text:style-name="P308"><text:span text:style-name="T2"/></text:p>
      <text:p text:style-name="P311">IV.XII</text:p>
      <text:p text:style-name="P311"><text:span text:style-name="T2"/></text:p>
      <text:p text:style-name="P311"><text:span text:style-name="T2">Woke and cuddled Cait, played Wordle, went to Izzy’s, went home, finished my transcription, sat on the couch and wrote in my journal while catching up w/ Rob Parks.</text:span></text:p>
      <text:p text:style-name="P311"><text:span text:style-name="T2"/></text:p>
      <text:p text:style-name="P312"><text:span text:style-name="T2">. . .</text:span></text:p>
      <text:p text:style-name="P311"><text:span text:style-name="T2"/></text:p>
      <text:p text:style-name="P311"><text:span text:style-name="T2">I think Rob took Sunny into work. I walked up to the Pub, ordered a burger + a nitro stout and chatted w/ Ocean. I went across the street for one and then walked down to Kev’s house for Cowboy Judy rehearsal.</text:span></text:p>
      <text:p text:style-name="P311"><text:span text:style-name="T2"><text:s text:c="3"/>I walked home and found some work. Rob brought Sunny home and passed out in her bed.</text:span></text:p>
      <text:p text:style-name="P311"><text:span text:style-name="T2"/></text:p>
      <text:p text:style-name="P311">IV.XIII</text:p>
      <text:p text:style-name="P311"><text:span text:style-name="T2"/></text:p>
      <text:p text:style-name="P311"><text:span text:style-name="T2">I worked and then walked to Ultra Coffee Bar. I ate a bagel + a Coke, rested and then walked to Antonia’s house. I drove Cait to two banks and then into work. I helped her with some things at Homegrown, and then went to Jalisco.</text:span></text:p>
      <text:p text:style-name="P311"><text:span text:style-name="T2"><text:s text:c="3"/>I ate half a torta w/ a margarita, and then we went to her house and made love. I decided to go home and find some work, but it took a long time, and so I fell asleep without doing any of it.</text:span></text:p>
      <text:p text:style-name="P311"><text:soft-page-break/><text:span text:style-name="T2"><text:s text:c="3"/>Rob came home at 4:30 screaming, breaking things and saying he was gonna punch me in the face. I told him to go to sleep, and, 30 seconds later, he did. I laid awake all night cuddling Megan, traumatized. At some point, I dreamt he kept leaving and coming back again.</text:span></text:p>
      <text:p text:style-name="P311"><text:span text:style-name="T2"/></text:p>
      <text:p text:style-name="P313">IV.XIV</text:p>
      <text:p text:style-name="P311"><text:span text:style-name="T2"/></text:p>
      <text:p text:style-name="P311"><text:span text:style-name="T2">I stayed silent in my room until 11:30 and then gave Rob a ride to Waynesville to get him out of the house. I walked to Cait’s house after that, ate the second half of my torta, did Cait’s laundry and laid in the sun.</text:span></text:p>
      <text:p text:style-name="P311"><text:span text:style-name="T2"><text:s text:c="3"/>eventually, we walked to the Pump, where we had two. Cait gave me a ride to Middlemont, where we had MoonFwuit rehearsal. After that, I walked back down to Cait’s. She was hanging out with Cam. Rob was driving toward the house. “Fuck that,” I said.</text:span></text:p>
      <text:p text:style-name="P311"><text:span text:style-name="T2"><text:s text:c="3"/>I drank one beer at Cait’s and we fell asleep watching Freaks and Geeks.</text:span></text:p>
      <text:p text:style-name="P311"><text:span text:style-name="T2"/></text:p>
      <text:p text:style-name="P314">IV.XV</text:p>
      <text:p text:style-name="P315"><text:span text:style-name="T2"/></text:p>
      <text:p text:style-name="P315"><text:span text:style-name="T2">Woke, made coffee, drove to Montford, </text:span><text:span text:style-name="T47">fed the cats, got Simple, ate it at Cait’s. We drove to Miki’s house, and then I went back out for propane, coolers and ice. I stopped in Harvest Records and got a live Oasis 3xLP.</text:span></text:p>
      <text:p text:style-name="P315"><text:span text:style-name="T47"><text:s text:c="3"/>We partied and ate low country boil until 10PM (Chuck, Lucy, Brandon, Jaime, Francis, Barbie, Azalia, Elena, Cam w/ a Keg, Wendex, Sean and Shari.) We shut down the party at ten and went to Alley Cat, where Oscar was DJing.</text:span></text:p>
      <text:p text:style-name="P315"><text:soft-page-break/><text:span text:style-name="T47"><text:s text:c="3"/>Cait was given lots of shots and we had to go at 11:50. We walked home and fell asleep.</text:span></text:p>
      <text:p text:style-name="P315"><text:span text:style-name="T47"/></text:p>
      <text:p text:style-name="P316">IV.XVI</text:p>
      <text:p text:style-name="P316"><text:span text:style-name="T2"/></text:p>
      <text:p text:style-name="P316"><text:span text:style-name="T2">Woke, walked home, made coffee, took Sunny into work, loaded drums, went to the Hot Spot for gas + beer, then Charlie’s house. We (Ryan, Meliss, Gary, Fox, Darwin, Dulci, neighbors &amp; a co-worker) hid and found cans. I found the most, 12.</text:span></text:p>
      <text:p text:style-name="P316"><text:span text:style-name="T2"><text:s text:c="3"/>I drove to the Getaway, played w/ Juan, ate pork and opened presents w/ my parents. Dulci, Charlie, Gary, Ryan + Meliss also came by. I drove home, unloaded drums, got picked up by Cait, had two at the Pump w/ Barbie, went to Cait’s and fell asleep.</text:span></text:p>
      <text:p text:style-name="P316"><text:span text:style-name="T2"/></text:p>
      <text:p text:style-name="P316">IV.XVII</text:p>
      <text:p text:style-name="P316"><text:span text:style-name="T2"/></text:p>
      <text:p text:style-name="P316"><text:span text:style-name="T2">Woke, went to Izzy’s for coffee——too busy. Went to Odd’s, back to Cait’s, walked home, tidied my room and wrote in my journal. . .I don’t remember what I did that night.</text:span></text:p>
      <text:p text:style-name="P316"><text:span text:style-name="T2"/></text:p>
      <text:p text:style-name="P316"><text:span text:style-name="T2">On </text:span>IV.XVIII<text:span text:style-name="T2">, I worked and went up to get some pork hibachi. On </text:span>XIX<text:span text:style-name="T2">, I don’t remember. </text:span>IV.XX<text:span text:style-name="T2">, I worked, drove to Juan’s, rode w/ him to Marshall, played the CBD cafe, went to Charlotte St. Pub, had one at HTC and went to Cait’s.</text:span></text:p>
      <text:p text:style-name="P316"><text:span text:style-name="T2"><text:s text:c="3"/></text:span>IV.XXI<text:span text:style-name="T2">, Cait and I went for a hike in Brevard then Cosmic Pizza, then watched Richie Rich in Montford.</text:span></text:p>
      <text:p text:style-name="P316"><text:span text:style-name="T2"/></text:p>
      <text:p text:style-name="P316"/>
      <text:p text:style-name="P316"/>
      <text:p text:style-name="P316"/>
      <text:p text:style-name="P317"><text:soft-page-break/>IV.XXII</text:p>
      <text:p text:style-name="P316"><text:span text:style-name="T2"/></text:p>
      <text:p text:style-name="P316"><text:span text:style-name="T2">Woke, walked the graveyard, got a coffee at All Day Darling w/ Cait, walked home, stopping at the Bitter Kitty. I relaxed at home until Dulci picked me up for our gig. We nearly lost her binder along the way, but found it thanks to a kind stranger.</text:span></text:p>
      <text:p text:style-name="P316"><text:span text:style-name="T2"><text:s text:c="3"/>We played an intimate set for some people in the middle of nowhere. I met Cait and Wende at Wende’s and then went to Will’s house where we drank light beers. We eventually moved to Cait’s, where we smoked weed and listened to music.</text:span></text:p>
      <text:p text:style-name="P316"><text:span text:style-name="T2"/></text:p>
      <text:p text:style-name="P316">IV.XXIII</text:p>
      <text:p text:style-name="P316"><text:span text:style-name="T2"/></text:p>
      <text:p text:style-name="P316"><text:span text:style-name="T2">Woke and walked home. I tried to work, but it was a slow saturday. I did some keyboard brainstorming and went to hang out at the Pump. I went and saw Ryan &amp; Melissa at Cellarest for one, then walked back to the Pump for one.</text:span></text:p>
      <text:p text:style-name="P316"><text:span text:style-name="T2"><text:s text:c="3"/>Eric mentioned good tortas at Tacos Pueblos, so we waited on those and went back to the Pump to meet Cait. She got upset as the Sunny bag saga unfolded with Rob and Will, fussed at me and said she was going to hang out with Cam.</text:span></text:p>
      <text:p text:style-name="P316"><text:span text:style-name="T2"><text:s text:c="3"/>Apparently I was invited though, so I went and had two Guinness at Double Crown.</text:span></text:p>
      <text:p text:style-name="P316"><text:span text:style-name="T2"/></text:p>
      <text:p text:style-name="P316">IV.XXIV</text:p>
      <text:p text:style-name="P316"><text:span text:style-name="T2"/></text:p>
      <text:p text:style-name="P316"><text:span text:style-name="T2">Woke, walked home, caught a ride to Highlands, set up, got a beer, sound checked, played, went to Jalisco w/ everyone. I came home to a full house and got naked in the dark until I fell asleep.</text:span></text:p>
      <text:p text:style-name="P316"><text:span text:style-name="T2"/></text:p>
      <text:p text:style-name="P317"><text:soft-page-break/>IV.XXV</text:p>
      <text:p text:style-name="P316"><text:span text:style-name="T2"/></text:p>
      <text:p text:style-name="P316"><text:span text:style-name="T2">Woke feeling lazy, drank coffee, did a little bit of work and then wrote in my journal.</text:span></text:p>
      <text:p text:style-name="P316"><text:span text:style-name="T2"/></text:p>
      <text:p text:style-name="P318"><text:span text:style-name="T2">——— </text:span></text:p>
      <text:p text:style-name="P318"><text:span text:style-name="T2"/></text:p>
      <text:p text:style-name="P316"><text:span text:style-name="T2">Looks like I had Cowboy Judy rehearsal on </text:span>IV.XXVI<text:span text:style-name="T2">. The next day, Cait and I blew off Sylva and instead went to Hot Springs. We had lunch at Spring Creek Tavern, went for a long hike on the ridge, got coffee at Ingles and met Barbie at FBO. We ordered food and then went to Montford, where we hung out w/ Lance, ate mushrooms, watched Festival Express and The Last Waltz.</text:span></text:p>
      <text:p text:style-name="P316"><text:span text:style-name="T2"/></text:p>
      <text:p text:style-name="P316"><text:span text:style-name="T2">Did an evening LaZoom run on </text:span>IV.XXVII<text:span text:style-name="T2">. It was good to see Charlie. I probably just worked the following day. On </text:span>IV.XXX<text:span text:style-name="T2">, I walked downtown, stopping at The Brew Pump, the Hangry Food Truck (Country Club,) took pee breaks at Urban &amp; Greagle, then got an espresso/beer combo at The Asheville Club. I waited there for Cait to get out of work and then saw the best show of my life, Khruangbin at the Civic Center. We hung at the Montford house for a bit after that.</text:span></text:p>
      <text:p text:style-name="P316"><text:span text:style-name="T2"/></text:p>
      <text:p text:style-name="P316"><text:span text:style-name="T2">It’s time to do some reverse journaling.</text:span></text:p>
      <text:p text:style-name="P316"><text:span text:style-name="T2"><text:s text:c="4"/></text:span>V.VIII<text:span text:style-name="T2"> — I am sitting on the porch at Lanvale, writing in my journal with a delicious iced latte from Izzy’s. I slept a lot this morning after Cait went to work.</text:span></text:p>
      <text:p text:style-name="P316"><text:span text:style-name="T2"/></text:p>
      <text:p text:style-name="P316"/>
      <text:p text:style-name="P316"/>
      <text:p text:style-name="P317"><text:soft-page-break/>V.VIIR</text:p>
      <text:p text:style-name="P316"><text:span text:style-name="T2"/></text:p>
      <text:p text:style-name="P316"><text:span text:style-name="T2">I drank a cider in bed, smoked a bowl and made love w/ Cait. I had the best time playing on the bus w/ Wyndham. We did a double header. I had a beer at every stop but one. Kev gave me a ride. Before that, I walked to Izzy’s for a latte after Cait had gone into work.</text:span></text:p>
      <text:p text:style-name="P316"><text:span text:style-name="T2"/></text:p>
      <text:p text:style-name="P317">V.VIR</text:p>
      <text:p text:style-name="P316"><text:span text:style-name="T2"/></text:p>
      <text:p text:style-name="P316"><text:span text:style-name="T2">I laid on the couch, looked at memes and drank a cider while Cait hung out w/ Nelia. She was there telling me where to put my drums when I got done playing a wedding at The Farm w/ Ryan &amp; Melissa. It was a very long day, and I had to borrow shoes and a button-up from Ryan when I learned the shitty wedding songs w/ them that morning.</text:span></text:p>
      <text:p text:style-name="P316"><text:span text:style-name="T2"/></text:p>
      <text:p text:style-name="P317">V.V</text:p>
      <text:p text:style-name="P316"><text:span text:style-name="T2"/></text:p>
      <text:p text:style-name="P316"><text:span text:style-name="T2">I woke up and decided it would be safe to go to Carrier Street, take a bath and change clothes. Sunny said she was mad at me, and I laughed. She told me to leave and I said no. she told me to gather my things and never come back, so I started packing bags, but she soon got in my face and was screaming at me and tossing my <text:s/>belongings.</text:span></text:p>
      <text:p text:style-name="P316"><text:span text:style-name="T2"><text:s text:c="3"/>She started throwing my drums out in the yard, so I moved them over to Courtney’s house, knocked on their door and borrowed their van to move my things to Lanvale.</text:span></text:p>
      <text:p text:style-name="P316"><text:span text:style-name="T2"><text:s text:c="3"/>When I returned the van, I got a text saying Spud was gone. We eventually heard he was at someone’s house, so I retrieved him, walked him home, grabbed </text:span><text:soft-page-break/><text:span text:style-name="T2">my bubble mailers and walked out w/ Sunny crying on the couch.</text:span></text:p>
      <text:p text:style-name="P316"><text:span text:style-name="T2"><text:s text:c="3"/>Will was existing blankly as he had all day. I walked to Lanvale and drank a beer while Cait made chili. We walked up to the Pump, got tipsy and returned w/ Cam, JB and someone else. We played Contact, chess and went to bed.</text:span></text:p>
      <text:p text:style-name="P316"><text:span text:style-name="T2"/></text:p>
      <text:p text:style-name="P319">V.IV</text:p>
      <text:p text:style-name="P319"><text:span text:style-name="T2"/></text:p>
      <text:p text:style-name="P319"><text:span text:style-name="T2">I woke at Cait’s, drank coffee and </text:span><text:span text:style-name="T48">walked up to Carrier to fulfill some orders. Sunny drove up behind me and said, “Get in.”</text:span></text:p>
      <text:p text:style-name="P319"><text:span text:style-name="T48"><text:s text:c="3"/>“You’re gonna show me where Wende lives,” she said. “The hell I am,” I said. “My dad has COVID. Let me out.” She would not. She drove me around with me screaming until people could hear me in the Ace Hardware parking lot.</text:span></text:p>
      <text:p text:style-name="P319"><text:span text:style-name="T48"><text:s text:c="3"/>I got out and walked near the house, but the truck was there, so I went to Izzy’s and then back to Cait’s. She called me multiple times, wanting to know why she wasn’t allowed to make her own decisions.</text:span></text:p>
      <text:p text:style-name="P319"><text:span text:style-name="T48"><text:s text:c="3"/>Around 4, I walked up there and quietly got my drums out. Kevin asked if I would take his car to Black Mountain for our White Horse gig. I popped into the house for a sec to see if I could let Nutmeg inside. Sunny was in bed w/ Will and told me to go away.</text:span></text:p>
      <text:p text:style-name="P319"><text:span text:style-name="T48"><text:s text:c="3"/>I drove to BM and we played a very good show w/ Night Teacher. We each made $33. Kevin took me to Carrier where I unloaded my drums. Will was on the porch with his son Max and Max’s friend Max. Sunny was passed out. I packed two orders and walked down </text:span><text:soft-page-break/><text:span text:style-name="T48">to Lanvale and watched the end of a Meryl Streep movie.</text:span></text:p>
      <text:p text:style-name="P319"><text:span text:style-name="T48"><text:s text:c="3"/>I forgot to mention watching part of Sideways in the middle of the day.</text:span></text:p>
      <text:p text:style-name="P319"><text:span text:style-name="T48"/></text:p>
      <text:p text:style-name="P320">M<text:span text:style-name="T2">ay 1</text:span><text:span text:style-name="T64">st</text:span><text:span text:style-name="T2"> through 3</text:span><text:span text:style-name="T64">rd</text:span><text:span text:style-name="T2"> must have been relatively uneventful. Actually, I remember </text:span>V.III<text:span text:style-name="T2"> now:</text:span></text:p>
      <text:p text:style-name="P320"><text:span text:style-name="T2"><text:s text:c="3"/>Woke at Cait’s, went home, worked for two hours, walked back down, went to Montford to check on the cats and went to Zilacoah for Munoz. Cam was there standing at the truck and hanging out w/ his friend Josh from Jake and the Burtones, who recognized me from staying at his house w/ Louise in that bombed-out Virginia town. They were visiting from Oregon.</text:span></text:p>
      <text:p text:style-name="P320"><text:span text:style-name="T2"><text:s text:c="3"/>We went to Cam’s house, New Belgium, Double Crown, saw Robert Greer, then Brew Pump. I got a call from Sunny asking if Will had gone to bed.</text:span></text:p>
      <text:p text:style-name="P320"><text:span text:style-name="T2"><text:s text:c="3"/>I think Grant and Cam came over after that.</text:span></text:p>
      <text:p text:style-name="P320"><text:span text:style-name="T2"/></text:p>
      <text:p text:style-name="P320"><text:span text:style-name="T2">May 1</text:span><text:span text:style-name="T64">st</text:span><text:span text:style-name="T2">, I walked home from Montford and chilled. It was a beautiful day. One of those nights, I met Cait at Country Club, but some mushroom chocolates from Wende sent us home early.</text:span></text:p>
      <text:p text:style-name="P320"><text:span text:style-name="T2"><text:s text:c="3"/>That was </text:span>V.II<text:span text:style-name="T2">, which brings us back to the present, dear reader. I’m still drinking coffee and writing in my journal. Yesterday, I solved my 100</text:span><text:span text:style-name="T64">th</text:span><text:span text:style-name="T2"> Wordle in a row.</text:span></text:p>
      <text:p text:style-name="P320"><text:span text:style-name="T2"/></text:p>
      <text:p text:style-name="P321"><text:span text:style-name="T2">. . .</text:span></text:p>
      <text:p text:style-name="P320"><text:span text:style-name="T2"/></text:p>
      <text:p text:style-name="P322"><text:span text:style-name="T2">I caught up w/ Cait when she got off of work and then got picked up by Fursty. There was no food truck at Whistle Hop, but we snacked on snacks provided by Fox and Ben and Liza. We drove back to Cait’s, unloaded drums and then went to UJ for </text:span><text:soft-page-break/><text:span text:style-name="T2">dinner. Fursty got a burger and I got a turkey pita. Cam came up and so did Cait. We shared a whiskey and then went to Country Club, which was very dead.</text:span></text:p>
      <text:p text:style-name="P322"><text:span text:style-name="T2"><text:s text:c="3"/>We had a couple w/ Wende when she showed up and then went home to munch on grilled cheeses, more turkey sandows, and tomato soup. I must have fallen fast asleep.</text:span></text:p>
      <text:p text:style-name="P322"><text:span text:style-name="T2"/></text:p>
      <text:p text:style-name="P322">V.IX</text:p>
      <text:p text:style-name="P322"><text:span text:style-name="T2"/></text:p>
      <text:p text:style-name="P322"><text:span text:style-name="T2">Woke to Cait in a rush. She had to go into </text:span><text:span text:style-name="T49">work early because it is a shit show from Will quitting. I made coffee, did the dishes, swept and wrote in my journal.</text:span></text:p>
      <text:p text:style-name="P322"><text:span text:style-name="T49"/></text:p>
      <text:p text:style-name="P323"><text:span text:style-name="T49">. . .</text:span></text:p>
      <text:p text:style-name="P322"><text:span text:style-name="T49"/></text:p>
      <text:p text:style-name="P324"><text:span text:style-name="T2">I worked on the porch, took a walk to the market for coffee, bananas, soap and a snack, then walked back home and worked some more. Around 5:30, I walked up to the Pump for some Lil’ Nick dumplings, had a beer, walked back and worked some more, this time in bed.</text:span></text:p>
      <text:p text:style-name="P324"><text:span text:style-name="T2"><text:s text:c="3"/>Cait wanted to meet at the Pump, so I joined her there, had two beers w/ she &amp; Wendex, then moved over to the Pub for a beer. Wende coaxed me into buying a round of Jager. Cait was getting upset, mainly from us talking about Sunny, but also just generally processing everything.</text:span></text:p>
      <text:p text:style-name="P324"><text:span text:style-name="T2"><text:s text:c="3"/>I had a dream that we were hanging out at Carrier St. Cait was going to a baseball game and I was jealous because I had practice. Out of nowhere, like 30 people where there and I was taking responsibility for everything.</text:span></text:p>
      <text:p text:style-name="P324"><text:span text:style-name="T2"/></text:p>
      <text:p text:style-name="P325"><text:soft-page-break/>V.X</text:p>
      <text:p text:style-name="P324"><text:span text:style-name="T2"/></text:p>
      <text:p text:style-name="P324"><text:span text:style-name="T2">I woke, dressed, poured a mug of water, went outside, started Wordle and wrote in my journal. . .I went back to bed, made love, then coffee. Cam came over and immediately got a call about his friend getting COVID, so Cait went to Walgreens to get a test.</text:span></text:p>
      <text:p text:style-name="P324"><text:span text:style-name="T2"><text:s text:c="3"/>He tested negative and rode off to get a tattoo from Bill Smiles. Cait and I went to Gypsy Queen, voted in primaries at the library and went home. I sat on the couch and wrote in my journal.</text:span></text:p>
      <text:p text:style-name="P324"><text:span text:style-name="T2"/></text:p>
      <text:p text:style-name="P326"><text:span text:style-name="T2">. . .</text:span></text:p>
      <text:p text:style-name="P324"><text:span text:style-name="T2"/></text:p>
      <text:p text:style-name="P324"><text:span text:style-name="T2">We went down to Cascade Lounge for a co-worker’s going-away party, where I had two-and-a-half beers hanging out w/ E, Iris, Cam, Wendex and Sean. Some old dudes started playing bluegrass and I really didn’t want to leave.</text:span></text:p>
      <text:p text:style-name="P324"><text:span text:style-name="T2"><text:s text:c="3"/>I drove Cait’s car to Kevin’s house, where we ran through 23 songs in preparation for the Cowboy Judy Purple Onion show. I was very tired. Kev offered me coffee, but didn’t really have any.</text:span></text:p>
      <text:p text:style-name="P324"><text:span text:style-name="T2"><text:s text:c="3"/>We finished a little after 10. I drove home and got in bed. Cait went to Gorgol Bordelo and then the funk jam, brough a couple friends home and hung in the living room while I slept soundly.</text:span></text:p>
      <text:p text:style-name="P324"><text:span text:style-name="T2"/></text:p>
      <text:p text:style-name="P325">V.XI</text:p>
      <text:p text:style-name="P324"><text:span text:style-name="T2"/></text:p>
      <text:p text:style-name="P324"><text:span text:style-name="T2">I woke to cuddles and then walked to </text:span><text:span text:style-name="T50">the market for coffee, juice and a burrito. It was weird to see the Alley Cat crew in broad daylight and bathing suits getting ready for a float.</text:span></text:p>
      <text:p text:style-name="P324"><text:soft-page-break/><text:span text:style-name="T50"><text:s text:c="3"/>We snacked in bed and played Wordle, then drank coffee on the porch w/ Aiden. He eventually left. Cait started puttering around and I wrote in my journal.</text:span></text:p>
      <text:p text:style-name="P324"><text:span text:style-name="T50"/></text:p>
      <text:p text:style-name="P326"><text:span text:style-name="T50">. . .</text:span></text:p>
      <text:p text:style-name="P324"><text:span text:style-name="T50"/></text:p>
      <text:p text:style-name="P327"><text:span text:style-name="T2">I went to the market again for honey, oat milk, greens, chips and apples and then popped across the street for a to-go beer. I loaded my drums up from the basement while Cait started Little Fires Everywhere.</text:span></text:p>
      <text:p text:style-name="P327"><text:span text:style-name="T2"><text:s text:c="3"/>Ryan + Melissa picked me up and we went to Pisgah, where they were having a private party for Helpmate. The sound was terrible, but I had two yummy nitro stouts and some barbecue. We drove back to the west side and I got in bed w/ Cait for a little bit of TV and some love-making. I wore my “pillow hat.”</text:span></text:p>
      <text:p text:style-name="P327"><text:span text:style-name="T2"/></text:p>
      <text:p text:style-name="P327">V.XII</text:p>
      <text:p text:style-name="P327"><text:span text:style-name="T2"/></text:p>
      <text:p text:style-name="P327"><text:span text:style-name="T57">W</text:span><text:span text:style-name="T2">e slept til almost noon. I got up and made coffee, then went outside to play Wordle, write in my journal and talk to my mom.</text:span></text:p>
      <text:p text:style-name="P327"><text:span text:style-name="T2"/></text:p>
      <text:p text:style-name="P328"><text:span text:style-name="T2">. . .</text:span></text:p>
      <text:p text:style-name="P327"><text:span text:style-name="T2"/></text:p>
      <text:p text:style-name="P327"><text:span text:style-name="T2">Cait and I walked to Jalisco, and then discovered Hidden Treasures. We found a gooseneck kettle, a hammock, a mouse and some shorts. We walked home and showed them off to Nelia.</text:span></text:p>
      <text:p text:style-name="P327"><text:span text:style-name="T2"><text:s text:c="3"/>Ryan + Melissa picked me up around 4, and we drove through traffic to the Purple Onion. I drank a </text:span><text:soft-page-break/><text:span text:style-name="T2">Tartberry while sound checking, had salmon for dinner.</text:span></text:p>
      <text:p text:style-name="P327"><text:span text:style-name="T2"><text:s text:c="3"/>Cait and Nelia showed up after the first song of a very good set. I drank a coconut porter for the second set, loaded out, and then tried to diffuse a drunken Nelia bomb. She and Cait had harsh words on the way to the car.</text:span></text:p>
      <text:p text:style-name="P327"><text:span text:style-name="T2"><text:s text:c="3"/>It was an awkward drive home and 26 was closed, but we slept soundly.</text:span></text:p>
      <text:p text:style-name="P327"><text:span text:style-name="T2"/></text:p>
      <text:p text:style-name="P329">V.XIII</text:p>
      <text:p text:style-name="P329"><text:span text:style-name="T2"/></text:p>
      <text:p text:style-name="P327"><text:span text:style-name="T2">We slept a long time and then walked up to Simple for a quick lunch. I had a turkey havarti and she had a breakfast burrito. We walked home and she went into work. Actually, I remember now we drank coffee in bed for a long time before lunch.</text:span></text:p>
      <text:p text:style-name="P327"><text:span text:style-name="T2"><text:s text:c="3"/>I don’t remember what I did after Cait left, but it probably wasn’t long before Kevin picked me up. We went to Starbucks, listened to the Hypos, picked Amanda up in Black Mountain and then drove to Hickory for Under the Sails. They had a green room with pizza and strawberries.</text:span></text:p>
      <text:p text:style-name="P327"><text:span text:style-name="T2"><text:s text:c="3"/>We played a fun, loose set, traded stories w/ Bob Sinclair for a little too long and then drove home. I met Cait at Country Club, hung w/ Wendex and met Nick her new drum-playing friend.</text:span></text:p>
      <text:p text:style-name="P327"><text:span text:style-name="T2"><text:s text:c="3"/>We went to George’s house and it was very seedy. I fell into a mushroom trance and then drove us home just before the sun came up.</text:span></text:p>
      <text:p text:style-name="P327"><text:span text:style-name="T2"/></text:p>
      <text:p text:style-name="P327"/>
      <text:p text:style-name="P327"/>
      <text:p text:style-name="P327"/>
      <text:p text:style-name="P327"/>
      <text:p text:style-name="P327"><text:soft-page-break/>V.XIV</text:p>
      <text:p text:style-name="P327"/>
      <text:p text:style-name="P275">So tired. Cait went into work. I walked to Izzy’s for a quad latte, UJ for a burger/tots, Brew Pump for a six-pack of Guinness. I ate my food on the porch, laid on the couch for a bit and then got in the car w/ Kevin.</text:p>
      <text:p text:style-name="P275"><text:s text:c="3"/>We drove to Biltmore and played for five hours, but we had an extended break w/ Amanda and Tuvi where we checked out some really cool model trains. The few people that were out were surprisingly into the music.</text:p>
      <text:p text:style-name="P275"><text:s text:c="3"/>I met Cait at Odditorium. We only stayed for two drag performers, took our food home, put on Wayne’s World, ate and fell asleep.</text:p>
      <text:p text:style-name="P275"/>
      <text:p text:style-name="P327">V.XV</text:p>
      <text:p text:style-name="P327"><text:span text:style-name="T2"/></text:p>
      <text:p text:style-name="P327"><text:span text:style-name="T2">Woke, kissed Cait off to work. I walked to Ingles for a pourover cone, bananas and OJ, then the market for coffee filters. I went home, made coffee, sat on the porch and wrote in my journal.</text:span></text:p>
      <text:p text:style-name="P327"><text:span text:style-name="T2"/></text:p>
      <text:p text:style-name="P328"><text:span text:style-name="T2">. . .</text:span></text:p>
      <text:p text:style-name="P327"><text:span text:style-name="T2"/></text:p>
      <text:p text:style-name="P327"><text:span text:style-name="T2">I chilled on the couch for a while and, when I heard Kev was coming, chugged half a burger. We drove downtown to Battery Park Book Exchange, played for two hours w/ Dulci, then got some food, Kev and I, at S&amp;W Cafeteria.</text:span></text:p>
      <text:p text:style-name="P327"><text:span text:style-name="T2"><text:s text:c="3"/>Kev got a chicken sandwich from Buxton and I got some veggies and rice from Bun Intended and a Brut from Highland. We, Fwuit, agreed that we would sign exclusively with an event agency for weddings. We </text:span><text:soft-page-break/><text:span text:style-name="T2">walked up to Trade &amp; Lore, and Ryan Lassiter was sitting on the couch.</text:span></text:p>
      <text:p text:style-name="P327"><text:span text:style-name="T2"><text:s text:c="3"/>I told him I was getting married since I figured I might never see him again, and thus Kevin as well. Ryan started packing up things so he could make his escape, so we left as well, headed to Kev’s house, where we shot a video performance of Keep Up w/ Alyse in something between six and nine takes.</text:span></text:p>
      <text:p text:style-name="P327"><text:span text:style-name="T2"><text:s text:c="3"/>I told them the engagement as well, and they seemed excited if not a little shocked.</text:span></text:p>
      <text:p text:style-name="P327"><text:span text:style-name="T2"><text:s text:c="3"/>I walked home and drank two Guinness in bed w/ Cait while we watched the end of another Meryl Streep Movie, Let Them All Talk.</text:span></text:p>
      <text:p text:style-name="P327"><text:span text:style-name="T2"/></text:p>
      <text:p text:style-name="P329">V.XVI</text:p>
      <text:p text:style-name="P327"><text:span text:style-name="T2"/></text:p>
      <text:p text:style-name="P327"><text:span text:style-name="T2">We woke around 1030. I made coffee for Cait while she got ready for work, and then played Wordle. I got a text from Melissa saying she and Dulci were going to go down to the park w/ Darwin. I walked down there and hung out until Fox showed up.</text:span></text:p>
      <text:p text:style-name="P327"><text:span text:style-name="T2"><text:s text:c="3"/>We walked up to Middlemont and ate bananas on the porch. Melissa and Dulci went off to school, and Darwin + Fox went home as well, so I walked up to izzy’s, ordered a cortado, sat at the bar and wrote in my journal.</text:span></text:p>
      <text:p text:style-name="P327"><text:span text:style-name="T2"/></text:p>
      <text:p text:style-name="P328"><text:span text:style-name="T2">. . .</text:span></text:p>
      <text:p text:style-name="P327"><text:span text:style-name="T2"/></text:p>
      <text:p text:style-name="P327"><text:span text:style-name="T2">I walked home, did some work about a lady who had been working in the kids section of Barnes &amp; Noble for 16 years and went up to the Pump for some chicken hibachi. Drew bought me a porter to thank me for hooking up his cello lessons w/ Melissa.</text:span></text:p>
      <text:p text:style-name="P327"><text:soft-page-break/><text:span text:style-name="T2"><text:s text:c="3"/>I sat in an Adirondack</text:span><text:span text:style-name="T2"> by the swing and talked w/ Drew, Casey and Tiana about psychedelics, </text:span><text:span text:style-name="T51">mainly 5-MEO. I chatted w/ Casey about his chaotic breakup w/ Nelia, finished my beer, walked home and got in bed.</text:span></text:p>
      <text:p text:style-name="P327"><text:span text:style-name="T51"><text:s text:c="3"/>Cait called me at 10:10 wanting a drink from the Pump, so I walked down there staring at the giant moon, but Eden had already closed, so we drank a bit of a cider on the porch and went to bed.</text:span></text:p>
      <text:p text:style-name="P327"><text:span text:style-name="T51"/></text:p>
      <text:p text:style-name="P330">X.VII</text:p>
      <text:p text:style-name="P330"><text:span text:style-name="T2"/></text:p>
      <text:p text:style-name="P330"><text:span text:style-name="T2">Woke around 11 and made coffee, drank it in bed w/ Cait. We took turns pleasing each other and then went to Ultra Coffee bar for breakfast. She went to Miki’s house for a quick meeting, so I grabbed a passionfruit sour from Wedge and wrote in my journal.</text:span></text:p>
      <text:p text:style-name="P330"><text:span text:style-name="T2"/></text:p>
      <text:p text:style-name="P331"><text:span text:style-name="T2">. . .</text:span></text:p>
      <text:p text:style-name="P330"><text:span text:style-name="T2"/></text:p>
      <text:p text:style-name="P330"><text:span text:style-name="T2">Cait picked me up at the traffic circle, and we drove to Montford. We smoked a bowl while Matthew left for work. Then, she, Antonia and I went to High-Five. I bought the girls coffee and drove them to a thrift store in Oakley, but it was closed, so we went to the Goodwill on Mills Gap Rd.</text:span></text:p>
      <text:p text:style-name="P330"><text:span text:style-name="T2"><text:s text:c="3"/>My street jammie pants were laying on a table right when I walked in, but one size smaller and Hollister instead of Abercrombie. I also found two pairs of tan shorts and two movies: You’ve got Mail and Out of Africa. We drove to Pon’s, but they were on their trip to Thailand, so we took T home and met Cam at Zilacoah.</text:span></text:p>
      <text:p text:style-name="P330"><text:soft-page-break/><text:span text:style-name="T2"><text:s text:c="3"/>We only had one beer (a 9% porter for me,) drove home and went on a night-time walk. We laid in bed after that and appreciate life.</text:span></text:p>
      <text:p text:style-name="P330"><text:span text:style-name="T2"/></text:p>
      <text:p text:style-name="P332">V.XVIII</text:p>
      <text:p text:style-name="P330"><text:span text:style-name="T2"/></text:p>
      <text:p text:style-name="P330"><text:span text:style-name="T2">Woke at 930, went to get coffee, made it, </text:span><text:span text:style-name="T52">drank it, played Wordle. We both worked in bed, Cait making job postings, and me listening to someone try a mental health app. I finished, ate a banana on the porch w/ cate and wrote in my journal.</text:span></text:p>
      <text:p text:style-name="P330"><text:span text:style-name="T52"/></text:p>
      <text:p text:style-name="P331"><text:span text:style-name="T52">. . .</text:span></text:p>
      <text:p text:style-name="P333"><text:span text:style-name="T2">We drove down to Brevard and found a cool waterfall. The hike was easy, and we didn’t stay very long. We threw a few bags at Oskar Blues and then laughed all the way to Riverside Rhapsody. There, we had two or three more drinks w/ Cam, one with Barbie.</text:span></text:p>
      <text:p text:style-name="P333"><text:span text:style-name="T2"><text:s text:c="3"/>Cam wanted to dance, so we drove to the Double Crown, but it was the busiest we’ve ever seen it by far. Barbie was hungry, so we went to Deso-toe, but they were done serving food. We decided to go home and eat quesadillas. There was a visit from Alley Cat while we were sleeping, and also a crazy-ass thunderstorm.</text:span></text:p>
      <text:p text:style-name="P333"><text:span text:style-name="T2"/></text:p>
      <text:p text:style-name="P334">V.XIX</text:p>
      <text:p text:style-name="P333"><text:span text:style-name="T2"/></text:p>
      <text:p text:style-name="P333"><text:span text:style-name="T2">We both woke from stressful dreams, and </text:span><text:span text:style-name="T53">then Cait had a panic attack. She was achy all over, so I went to Walgreens and got her a COVID test, which was negative. We drank coffee while she made job postings. Nelia came down saying she’d lost her phone.</text:span></text:p>
      <text:p text:style-name="P333"><text:soft-page-break/><text:span text:style-name="T53"><text:s text:c="3"/>I played Wordle, went outside and wrote in my journal.</text:span></text:p>
      <text:p text:style-name="P333"><text:span text:style-name="T53"/></text:p>
      <text:p text:style-name="P335"><text:span text:style-name="T53">. . .</text:span></text:p>
      <text:p text:style-name="P333"><text:span text:style-name="T53"/></text:p>
      <text:p text:style-name="P336"><text:span text:style-name="T2">We went to the Pub for a simple lunch, salad and a sandwich w/ fries, but Cait had another smol panik. It was fine by the time we left, so I walked down to Kevin’s house, where we ran through some random wedding tunes, but not enough to commit them to memory.</text:span></text:p>
      <text:p text:style-name="P336"><text:span text:style-name="T2"><text:s text:c="3"/>I packed my drums into Dulci’s car and walked home. Cait was on the couch watching Little Fires Everywhere and drawing. I decided I wanted popsicles, so I went to Ingles and also got clementines and udon. I forgot that I popped into the Pump and chugged a Mountain Water real fast.</text:span></text:p>
      <text:p text:style-name="P336"><text:span text:style-name="T2"><text:s text:c="3"/>After Ingles, I went into the market for garlic and greens, and then walked home and laid on the couch looking at my phone while Cait made a stir fry. We had very sweet cuddle time, and then, before her last episode, I went to bed.</text:span></text:p>
      <text:p text:style-name="P336"><text:span text:style-name="T2"/></text:p>
      <text:p text:style-name="P337">V.XX</text:p>
      <text:p text:style-name="P337"><text:span text:style-name="T2"/></text:p>
      <text:p text:style-name="P336"><text:span text:style-name="T2">Woke, made coffee, played Wordle &amp; Heardle, ate a clementine and went out to the porch to write in my journal while Cait reviewed job applications.</text:span></text:p>
      <text:p text:style-name="P336"><text:span text:style-name="T2"/></text:p>
      <text:p text:style-name="P338"><text:span text:style-name="T2">. . .</text:span></text:p>
      <text:p text:style-name="P336"><text:span text:style-name="T2"/></text:p>
      <text:p text:style-name="P336"><text:span text:style-name="T2">I got started on some work, a convo w/ an investment relations guy. Cait went into work and there were talks of going to Black Mountain w/ Barbie——and of </text:span><text:soft-page-break/><text:span text:style-name="T2">Homegrown not being able to stay open, so I rode w/ her downtown and did my assignment at Trade &amp; Lore.</text:span></text:p>
      <text:p text:style-name="P336"><text:span text:style-name="T2"><text:s text:c="3"/>We both finished at the same time, so I walked up to Homegrown and drank some cider w/ her. We went to McStu’s for a couple more and met up w/ Barbie. She drove us to Roadmaster Stage in Black Mountain and I navigated.</text:span></text:p>
      <text:p text:style-name="P336"><text:span text:style-name="T2"><text:s text:c="3"/>We bought some beer at the adjacent gas station, 1985 IPA, and watched the opener Will something. Cait made some friends by the fire. I got more into the band as the night went on; Richie from Ralph Roddenberry, Phil Alley, Pruit and a bass player I didn’t know. We drove to Country Club to have one </text:span><text:span text:style-name="T54">on the west side and then </text:span><text:span text:style-name="T78">to </text:span><text:span text:style-name="T54">Cait’s home w/ Eric in tow.</text:span></text:p>
      <text:p text:style-name="P336"><text:span text:style-name="T2"/></text:p>
      <text:p text:style-name="P339">V.XXI</text:p>
      <text:p text:style-name="P339"><text:span text:style-name="T2"/></text:p>
      <text:p text:style-name="P339"><text:span text:style-name="T2">Woke, made coffee, laid on the couch, rode </text:span><text:span text:style-name="T55">downtown w/ Cait. I got some hobo noodle soup from Heiwa, </text:span><text:span text:style-name="T56">a coffee from Izzy’s and walked to LaZoom, but we were too early, so Charlie &amp; I walked to Dissolvr and got Downtown Duped.</text:span></text:p>
      <text:p text:style-name="P339"><text:span text:style-name="T56"><text:s text:c="3"/>We walked to the bus, loaded, checked, boarded and took a circuitous route (French Broad Rd. through the hood to RAD, then down Haywood) to Candler for a wedding ceremony. We then took a more direct route downtown, packed up and split.</text:span></text:p>
      <text:p text:style-name="P339"><text:span text:style-name="T56"><text:s text:c="3"/>Cait was asleep when I got home. I ate some chicken and meatloaf she had brought home from work and then got in bed with her. We tried to watch Bringing Down the House, but it was terrible, so we watched LadyBird instead, which I loved. We watched The Lake House after that, and it was pretty bad/stupid, but it kept us watching til the end.</text:span></text:p>
      <text:p text:style-name="P340"><text:soft-page-break/>V.XXII</text:p>
      <text:p text:style-name="P340"><text:span text:style-name="T2"/></text:p>
      <text:p text:style-name="P340"><text:span text:style-name="T2">Woke, made coffee, saw Cait off to work, laid in bed, took a bath, did the dishes and walked up to Izzy’s to drink an iced coffee and write in my journal.</text:span></text:p>
      <text:p text:style-name="P340"><text:span text:style-name="T2"/></text:p>
      <text:p text:style-name="P341"><text:span text:style-name="T2">. . .</text:span></text:p>
      <text:p text:style-name="P340"><text:span text:style-name="T2"/></text:p>
      <text:p text:style-name="P342"><text:span text:style-name="T2">I stayed there while soaking up the sun and then walked to the market for a pasta snack and some bananas. I walked slowly home and the weather went nuts as soon as I got inside, including hail.</text:span></text:p>
      <text:p text:style-name="P342"><text:span text:style-name="T2"><text:s text:c="3"/>Cait came home and did some relaxing. I found work about psychedelic music therapy and worked on it until we went to McStu’s. No, that’s not what happened. </text:span><text:span text:style-name="T57">Cam and James came over for a beer. Then, Cait and I met Wende and Sean at Ben’s Tune Up, where Nik Hope was playing reggae.</text:span></text:p>
      <text:p text:style-name="P342"><text:span text:style-name="T57"><text:s text:c="3"/>We got some delicious food from Storm Rhum Bar after that and went home to bed after watching The Band in Pittsburgh 1970.</text:span></text:p>
      <text:p text:style-name="P342"><text:span text:style-name="T57"/></text:p>
      <text:p text:style-name="P343">V.XXIII</text:p>
      <text:p text:style-name="P343"><text:span text:style-name="T2"/></text:p>
      <text:p text:style-name="P344"><text:span text:style-name="T2">Woke and worked all the rainy day. Met Cait at Country Club around 11. went to James’ house for a second and then back home to bed.</text:span></text:p>
      <text:p text:style-name="P344"><text:span text:style-name="T2"/></text:p>
      <text:p text:style-name="P343">V.XXIV</text:p>
      <text:p text:style-name="P343"><text:span text:style-name="T2"/></text:p>
      <text:p text:style-name="P344"><text:span text:style-name="T2">Woke and finished and assignment while Cait went into work. I made coffee, scrolled, got a torta from Munoz and wrote in my journal.</text:span></text:p>
      <text:p text:style-name="P344"><text:span text:style-name="T2"/></text:p>
      <text:p text:style-name="P345"><text:soft-page-break/><text:span text:style-name="T2">. . .</text:span></text:p>
      <text:p text:style-name="P344"><text:span text:style-name="T2">I walked to Middlemont and had an underwhelming rehearsal w/ Ryan + Melissa, then walked through the greenway to French Broad Outfitters with the last ten minutes feeling slightly death-defying.</text:span></text:p>
      <text:p text:style-name="P344"><text:span text:style-name="T2"><text:s text:c="3"/>Cait was sitting nearest the stage w/ Francis, and some grandads were starting up. I got a pink lemonade and we were joined by Sean. The drummer asked if any others were in the house, so I got up and played Atlantic City, Folsom Prison Blues, You Ain’t Goin’ Nowhere and Dead Flowers.</text:span></text:p>
      <text:p text:style-name="P344"><text:span text:style-name="T2"><text:s text:c="3"/>We went to Rhapsody for closing and then to 5 Walnut and then Storm Rhumbar with a bunch of fans who had just played the Rhum bar and Lori. After that, we drove home w/ Cam, Barbie &amp; Taylor Martin. Cam spun records until everyone left, and I went to bed.</text:span></text:p>
      <text:p text:style-name="P344"><text:span text:style-name="T2"/></text:p>
      <text:p text:style-name="P344">V.XXV</text:p>
      <text:p text:style-name="P344"><text:span text:style-name="T2"/></text:p>
      <text:p text:style-name="P344"><text:span text:style-name="T2">woke, made a pourover for myself. We watched an episode of Dr. Quinn Medicine Woman. I drove to China Taste, and, upon my return, we watched The Other Guys.</text:span></text:p>
      <text:p text:style-name="P344"><text:span text:style-name="T2"><text:s text:c="3"/>We went to the bedroom and took a little nap until I had another practice at Middlemont, this time w/ Dulci and Charlie——Chaz Cabbage. I walked home, took off my funny-smelling shirt and watched Lee Daniels’ The Butler and went to sleep.</text:span></text:p>
      <text:p text:style-name="P344"><text:span text:style-name="T2"/></text:p>
      <text:p text:style-name="P344">V.XXVI</text:p>
      <text:p text:style-name="P344"><text:span text:style-name="T2"/></text:p>
      <text:p text:style-name="P344"><text:span text:style-name="T2">Woke, made coffee, played Wordle and sent Cait </text:span><text:span text:style-name="T58">off to work around 11. I transcribed a podcast with a venture capitalist who backs cybersecurity </text:span><text:soft-page-break/><text:span text:style-name="T58">companies, did the laundry, and then a file w/ the IT person for Mark Anthony Group for the past 19 years, and then did the dishes.</text:span></text:p>
      <text:p text:style-name="P344"><text:span text:style-name="T58"><text:s text:c="3"/>I walked up to Country Club and hung out w/ Cam &amp; Barbie until Cait showed up. We soon checked out Frank’s new shop before going home, smoking weed and writing in my journal.</text:span></text:p>
      <text:p text:style-name="P344"><text:span text:style-name="T58"/></text:p>
      <text:p text:style-name="P346">V.XXVII</text:p>
      <text:p text:style-name="P347"><text:span text:style-name="T2"/></text:p>
      <text:p text:style-name="P347"><text:span text:style-name="T2">Woke, made coffee and kissed Cait off to work. I walked down to Middlemont and we ran through all the songs for our set. It was the day of the show! Meliss and I picked up a couple drum things from Kev’s house, and then I walked to UJ for a turkey panini, which I ate on my porch.</text:span></text:p>
      <text:p text:style-name="P347"><text:span text:style-name="T2"><text:s text:c="3"/>We drove to Greagle, sound checked and played a great set to about 55 people. It was good to see my dad, Gary, Fox, Darwin, Grant, Francis, Bean, Walker, Laura, Jess and others. We drove to Cellarest and made some new friends while listening to Dan under a double rainbow——Jason &amp; Andrew.</text:span></text:p>
      <text:p text:style-name="P347"><text:span text:style-name="T2"><text:s text:c="3"/>I had one at the Pump w/ Eric, then poked my head in the Pub and UJ, but decided to go home, eat a tiny mushroom and lay in bed.</text:span></text:p>
      <text:p text:style-name="P347"><text:span text:style-name="T2"/></text:p>
      <text:p text:style-name="P347">V.XXIII</text:p>
      <text:p text:style-name="P347"><text:span text:style-name="T2"/></text:p>
      <text:p text:style-name="P347"><text:span text:style-name="T2">Let’s see, I woke up, did a transcription for the Life Coach School, ate the other half of my burrito and had one w/ Francis &amp; Will at the Pump. I couldn’t decide what else to eat, so I poked my head into the Pub, Grata, Leo’s House of Thirst, Jersey Mike’s and finally settled on Papa John’s.</text:span></text:p>
      <text:p text:style-name="P347"><text:soft-page-break/><text:span text:style-name="T2"><text:s text:c="3"/>I walked home w/ a Super Hawaiian, did a transcription about a Davis UWC Student from Ukraine, and, due to late night coffee, stayed up doing nothing til 3AM.</text:span></text:p>
      <text:p text:style-name="P347"><text:span text:style-name="T2"/></text:p>
      <text:p text:style-name="P348">V.XXIX</text:p>
      <text:p text:style-name="P348"><text:span text:style-name="T2"/></text:p>
      <text:p text:style-name="P348"><text:span text:style-name="T2">I woke, made a pourover and read on the porch, and also chatted w/ PJ. Ryan told me at the last possible minute that his battery was dead and tried to cancel the gig, but I ordered an Uber——very chatt. Ryan was very tired, but we played a good set to Grant and some strangers. I drank two glasses of champagne.</text:span></text:p>
      <text:p text:style-name="P348"><text:span text:style-name="T2"><text:s text:c="3"/>Melissa picked us up and dropped me at home. Cait gave me gifts like a wolf shirt. We made love, went to Tacos Jalisco, watched Impromptu, which we loved, and fell asleep.</text:span></text:p>
      <text:p text:style-name="P348"><text:span text:style-name="T2"/></text:p>
      <text:p text:style-name="P348">V.XXX</text:p>
      <text:p text:style-name="P348"><text:span text:style-name="T2"/></text:p>
      <text:p text:style-name="P348"><text:span text:style-name="T2">Cait woke me w/ coffee. We’d both slept </text:span><text:span text:style-name="T59">very hard. I played Wordle while she went into work and then found an assignment about medical marijuana. I found another assignment about a third-grade teacher using drawings to grasp students’ understanding and then went out for half a beer and a sandwich.</text:span></text:p>
      <text:p text:style-name="P348"><text:span text:style-name="T59"><text:s text:c="3"/>I came home, started an assignment about team psychology and wrote in my journal.</text:span></text:p>
      <text:p text:style-name="P348"><text:span text:style-name="T59"/></text:p>
      <text:p text:style-name="P349"><text:span text:style-name="T59">. . .</text:span></text:p>
      <text:p text:style-name="P348"><text:span text:style-name="T59"/></text:p>
      <text:p text:style-name="P350"><text:span text:style-name="T2">I met Cait, Wende and Lauren at the Country Club. We hung out there for a while with James and James and Michel, and then went to McStu’s for bongos and </text:span><text:soft-page-break/><text:span text:style-name="T2">bongs. I felt very drunk and wanted to stay on the couch, but Cait could not sleep without white noise, so Wende drove us home.</text:span></text:p>
      <text:p text:style-name="P350"><text:span text:style-name="T2"/></text:p>
      <text:p text:style-name="P351">V.XXXI</text:p>
      <text:p text:style-name="P350"><text:span text:style-name="T2"/></text:p>
      <text:p text:style-name="P350"><text:span text:style-name="T2">Chatted in bed hungover with Cait &amp; coffee. I finished an assignment, and then we rode w/ Wende to get Cait’s car from Homegrown. We ate at Moe’s, laid in bed for a bit and then went to Lauren’s pool.</text:span></text:p>
      <text:p text:style-name="P350"><text:span text:style-name="T2"><text:s text:c="3"/>We came home and rested. I wrote in my journal while cait made stir fry. I think we watched The Good Place?</text:span></text:p>
      <text:p text:style-name="P350"><text:span text:style-name="T2"/></text:p>
      <text:p text:style-name="P351">VI.I</text:p>
      <text:p text:style-name="P350"><text:span text:style-name="T2"/></text:p>
      <text:p text:style-name="P350"><text:span text:style-name="T2">Cait and I drank coffee and then got sandwiches </text:span><text:span text:style-name="T60">from Montford Deli. We hiked on Town Mountain, then went to the library and Trade &amp; Lore. We went home &amp; met up w/ Chuck. Cait and he went out to Canton while I had MoonFwuit practice. I drove out to Canton, ate shrimp, drank rum and played piano.</text:span></text:p>
      <text:p text:style-name="P350"><text:span text:style-name="T60"/></text:p>
      <text:p text:style-name="P353">VI.II</text:p>
      <text:p text:style-name="P353"/>
      <text:p text:style-name="P276">We woke and drove home quickly so I could turn in an assignment. Cait picked up some Burger King. I went to Izzy’s to brush up on T&amp;HP material and then down to Middlemont for rehearsal. We sounded very good.</text:p>
      <text:p text:style-name="P276"><text:s text:c="3"/>I drove home and fell fast asleep.</text:p>
      <text:p text:style-name="P276"/>
      <text:p text:style-name="P352"/>
      <text:p text:style-name="P352"/>
      <text:p text:style-name="P352"/>
      <text:p text:style-name="P352"/>
      <text:p text:style-name="P352"><text:soft-page-break/>VI.III</text:p>
      <text:p text:style-name="P352"><text:span text:style-name="T2"/></text:p>
      <text:p text:style-name="P352"><text:span text:style-name="T2">I went to the bank and came home to a a cleaning Cait. I found some work and Cait went off to do the same. The internet went kaput due to Nelia, so I went to the library and Odd’s. I had a beer at the Pump when I was finished and smoked a bowl w/ Francis, Grant, Bill &amp; Michel.</text:span></text:p>
      <text:p text:style-name="P352"><text:span text:style-name="T2"><text:s text:c="3"/>I went home, tided up and met w/ Cam to listen to some songs. Cait came home and we went out to Country Club for two, then back home w/ Wende in tow… and Matt Scopes.</text:span></text:p>
      <text:p text:style-name="P352"><text:span text:style-name="T2"/></text:p>
      <text:p text:style-name="P352">VI.IV</text:p>
      <text:p text:style-name="P352"><text:span text:style-name="T2"/></text:p>
      <text:p text:style-name="P352"><text:span text:style-name="T2">cait went into work early. I went to the Pub for a brunch burger &amp; Sundrop. I walked home, made a coffee and then walked down to Middlemont.</text:span></text:p>
      <text:p text:style-name="P352"><text:span text:style-name="T2"><text:s text:c="3"/>We went to the Horny Heights block party, saw lots of friends, then drove to Sierra Nevada. My parents came and I told them of my engagement. I got tired &amp; quiet towards the end of the set. I went home, laid in bed, then walked up to Odditorium w/ Cam &amp; Cait. Everyone had a weird day. We only had one drink before I went home to bed.</text:span></text:p>
      <text:p text:style-name="P352"><text:span text:style-name="T2"/></text:p>
      <text:p text:style-name="P352">VI.V</text:p>
      <text:p text:style-name="P352"><text:span text:style-name="T2"/></text:p>
      <text:p text:style-name="P352"><text:span text:style-name="T2">woke, made coffee, sat on the couch </text:span><text:span text:style-name="T61">with Cait. I worte in my journal while she made omelets. . .Cait went off to work. I drove her, actually, went back home, laid on the couch for a minute and then walked up to the Pub.</text:span></text:p>
      <text:p text:style-name="P352"><text:span text:style-name="T61"><text:s text:c="3"/>I invoiced the Polish guy for all the parts of his build over the Pub’s wifi while drinking a nitro </text:span><text:soft-page-break/><text:span text:style-name="T61">stout. I walked home, loaded my drums into Cait’s car, drove up to New Belgium, drank a La Foilie, looked at my phone and wrote in my journal.</text:span></text:p>
      <text:p text:style-name="P352"><text:span text:style-name="T61"/></text:p>
      <text:p text:style-name="P354"><text:span text:style-name="T61">. . .</text:span></text:p>
      <text:p text:style-name="P352"><text:span text:style-name="T61"/></text:p>
      <text:p text:style-name="P355"><text:span text:style-name="T2">Cam noticed me when he got off work, so I had two more beers and hung out w/ the New Belgium People until it was time to pick Cait up from work. There, I had a Pink Lemonade and some cider.</text:span></text:p>
      <text:p text:style-name="P355"><text:span text:style-name="T2"><text:s text:c="3"/>We went to hang at a friend of Wende’s Airbnb, and I think maybe even had one at the Country Club.</text:span></text:p>
      <text:p text:style-name="P355"><text:span text:style-name="T2"/></text:p>
      <text:p text:style-name="P356">VI.VI</text:p>
      <text:p text:style-name="P355"><text:span text:style-name="T2"/></text:p>
      <text:p text:style-name="P355"><text:span text:style-name="T2">I woke w/ a headache. Cait went into work. I drank her leftover coffee, did dishes and laundry. When she got home, I packed my bag and we waited on Wende.</text:span></text:p>
      <text:p text:style-name="P355"><text:span text:style-name="T2"><text:s text:c="3"/>We went to Shari’s house and Antonia’s then got on the road. Wende drove two hours and I drove nine, getting us to Palm Beach at 530AM. I fell asleep while they watched the sunrise.</text:span></text:p>
      <text:p text:style-name="P355"><text:span text:style-name="T2"/></text:p>
      <text:p text:style-name="P356">VI.VII</text:p>
      <text:p text:style-name="P356"><text:span text:style-name="T2"/></text:p>
      <text:p text:style-name="P355"><text:span text:style-name="T2">We slept late and found a coffee shop, then walked to the beach, or maybe the pool. It started raining, and we went to a fancy hotel tiki bar and then a fancy marina tiki bar. Then, we checked out the dive w/ karaoke.</text:span></text:p>
      <text:p text:style-name="P355"><text:span text:style-name="T2"><text:s text:c="3"/>We stayed longer than I wanted. Cait and I went to bed and made love. Wende stayed up all night w/ our new best friend Bryan.</text:span></text:p>
      <text:p text:style-name="P355"><text:span text:style-name="T2"/></text:p>
      <text:p text:style-name="P355"><text:soft-page-break/>VI.VIII</text:p>
      <text:p text:style-name="P355"><text:span text:style-name="T2"/></text:p>
      <text:p text:style-name="P355"><text:span text:style-name="T2">Got up, got coffee, got beach stuff, swam in the ocean, then the pool. Wende took us downtown to an overpriced restaurant, an arcade bar (ladies night,) a cool bar and a Latin club. We went back to the house and turned the party up to 10 w/ Bryan.</text:span></text:p>
      <text:p text:style-name="P355"><text:span text:style-name="T2"/></text:p>
      <text:p text:style-name="P355">VI.IX</text:p>
      <text:p text:style-name="P355"><text:span text:style-name="T2"/></text:p>
      <text:p text:style-name="P355"><text:span text:style-name="T2">Wende overslept her funeral. We slept, packed, found some Cuban food and visited two of her friends before leaving town. She and Cait both drove for a while. I did the last six hours peacefully and quietly.</text:span></text:p>
      <text:p text:style-name="P355"><text:span text:style-name="T2"/></text:p>
      <text:p text:style-name="P355">VI.X</text:p>
      <text:p text:style-name="P355"><text:span text:style-name="T2"/></text:p>
      <text:p text:style-name="P355"><text:span text:style-name="T2">Woke, made coffee, took Cait to Homeground, then Homegrown, then ate a BBQ sandwich at Odd’s, drank a Guinness and wrote in my journal. . .We had MoonFwuit practice after that, learned Beatles tunes. I went to Carrier and got a bunch of stuff after that.</text:span></text:p>
      <text:p text:style-name="P355"><text:span text:style-name="T2"/></text:p>
      <text:p text:style-name="P355">VI.XI</text:p>
      <text:p text:style-name="P355"><text:span text:style-name="T2"/></text:p>
      <text:p text:style-name="P355"><text:span text:style-name="T2">Woke, sent Cait off to work, made coffee &amp; had Tinapony practice on the Middlemont porch——lots of yummy bean dip. I got the rest of my belongings, met Cait at Riverside Rhapsody, then got drunk at the house w/ Barbie, RyRy, Cam, Taylor Martin &amp; Eli.</text:span></text:p>
      <text:p text:style-name="P355"><text:span text:style-name="T2"/></text:p>
      <text:p text:style-name="P355"/>
      <text:p text:style-name="P355"/>
      <text:p text:style-name="P356"><text:soft-page-break/>VI.XII</text:p>
      <text:p text:style-name="P355"/>
      <text:p text:style-name="P277">I think I went and got ramen and Sprite, then went back home and waited for Ryan. We did Red Bread at the Whistle Hop. Cait and Chuck were making pasta art when I got home.</text:p>
      <text:p text:style-name="P277"/>
      <text:p text:style-name="P356">VI.XIII</text:p>
      <text:p text:style-name="P355"><text:span text:style-name="T2"/></text:p>
      <text:p text:style-name="P355"><text:span text:style-name="T2">I don’t remember what I did with my day, but I had Tinapony practice at night. I think this was actually the day of the bean dip, which means I went to the Pub for a chicken sandwich before moving all my stuff two days earlier. I went up to meet cait at Country Club when she got off work, but she wasn’t really feeling it, so we drank at home instead.</text:span></text:p>
      <text:p text:style-name="P355"><text:span text:style-name="T2"/></text:p>
      <text:p text:style-name="P356">VI.XIV</text:p>
      <text:p text:style-name="P356"><text:span text:style-name="T2"/></text:p>
      <text:p text:style-name="P355"><text:span text:style-name="T2">I remember taking it easy with Cait during the</text:span></text:p>
      <text:p text:style-name="P355"><text:span text:style-name="T2"/></text:p>
      <text:p text:style-name="P355"><text:span text:style-name="T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274"/>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22:08:09.360386167</dc:date>
    <meta:editing-duration>P8DT9H24M25S</meta:editing-duration>
    <meta:editing-cycles>261</meta:editing-cycles>
    <meta:generator>LibreOffice/7.3.7.2$Linux_X86_64 LibreOffice_project/30$Build-2</meta:generator>
    <meta:print-date>2024-07-07T17:40:57.703901491</meta:print-date>
    <meta:document-statistic meta:table-count="0" meta:image-count="0" meta:object-count="0" meta:page-count="95" meta:paragraph-count="726" meta:word-count="21172" meta:character-count="108890" meta:non-whitespace-character-count="87770"/>
  </office:meta>
</office:document-meta>
</file>